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952in" svg:y="0.3008in">
            <draw:object draw:notify-on-update-of-ranges="Sheet1.A1:Sheet1.A1 Sheet1.A2:Sheet1.A22 Sheet1.B1:Sheet1.B1 Sheet1.B2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1*SIN((6.28*[.A3]))" office:value-type="float" office:value="0.308865520098932" calcext:value-type="float">
            <text:p>0.30886552009893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1*SIN((6.28*[.A4]))" office:value-type="float" office:value="0.587527525713892" calcext:value-type="float">
            <text:p>0.58752752571389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1*SIN((6.28*[.A5]))" office:value-type="float" office:value="0.80873606055313" calcext:value-type="float">
            <text:p>0.8087360605531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*SIN((6.28*[.A6]))" office:value-type="float" office:value="0.95085946050647" calcext:value-type="float">
            <text:p>0.9508594605064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*SIN((6.28*[.A7]))" office:value-type="float" office:value="0.999999682931835" calcext:value-type="float">
            <text:p>0.99999968293183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1*SIN((6.28*[.A8]))" office:value-type="float" office:value="0.951351376233828" calcext:value-type="float">
            <text:p>0.95135137623382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1*SIN((6.28*[.A9]))" office:value-type="float" office:value="0.809671788277164" calcext:value-type="float">
            <text:p>0.80967178827716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1*SIN((6.28*[.A10]))" office:value-type="float" office:value="0.588815561967795" calcext:value-type="float">
            <text:p>0.5888155619677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*SIN((6.28*[.A11]))" office:value-type="float" office:value="0.310379909672042" calcext:value-type="float">
            <text:p>0.31037990967204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1*SIN((6.28*[.A12]))" office:value-type="float" office:value="0.00159265291648683" calcext:value-type="float">
            <text:p>0.00159265291648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1*SIN((6.28*[.A13]))" office:value-type="float" office:value="-0.307350347074557" calcext:value-type="float">
            <text:p>-0.30735034707455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1*SIN((6.28*[.A14]))" office:value-type="float" office:value="-0.586237999170028" calcext:value-type="float">
            <text:p>-0.58623799917002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1*SIN((6.28*[.A15]))" office:value-type="float" office:value="-0.80779828143375" calcext:value-type="float">
            <text:p>-0.807798281433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1*SIN((6.28*[.A16]))" office:value-type="float" office:value="-0.950365132881376" calcext:value-type="float">
            <text:p>-0.95036513288137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*SIN((6.28*[.A17]))" office:value-type="float" office:value="-0.999997146387718" calcext:value-type="float">
            <text:p>-0.99999714638771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1*SIN((6.28*[.A18]))" office:value-type="float" office:value="-0.951840878815685" calcext:value-type="float">
            <text:p>-0.95184087881568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*SIN((6.28*[.A19]))" office:value-type="float" office:value="-0.810605462232335" calcext:value-type="float">
            <text:p>-0.81060546223233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1*SIN((6.28*[.A20]))" office:value-type="float" office:value="-0.590102104664575" calcext:value-type="float">
            <text:p>-0.59010210466457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*SIN((6.28*[.A21]))" office:value-type="float" office:value="-0.311893511952567" calcext:value-type="float">
            <text:p>-0.311893511952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*SIN((6.28*[.A22]))" office:value-type="float" office:value="-0.00318530179313799" calcext:value-type="float">
            <text:p>-0.003185301793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09:13:33.588423070</meta:creation-date>
    <dc:date>2022-09-16T09:31:53.704576789</dc:date>
    <meta:editing-duration>PT7M59S</meta:editing-duration>
    <meta:editing-cycles>2</meta:editing-cycles>
    <meta:generator>LibreOffice/6.4.7.2$Linux_X86_64 LibreOffice_project/40$Build-2</meta:generator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22" chart:data-source-has-labels="row" svg:x="0.32cm" svg:y="0.18cm" svg:width="15.36cm" svg:height="8.64cm">
          <chartooo:coordinate-region svg:x="1.153cm" svg:y="0.379cm" svg:width="14.287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22" chart:label-cell-address="Sheet1.B1:Sheet1.B1" chart:class="chart:scatter">
            <chart:domain table:cell-range-address="Sheet1.A2:Sheet1.A22"/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0">
                <text:p>0</text:p>
                <draw:g>
                  <svg:desc>Sheet1.B2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308865520098932">
                <text:p>0.308865520098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587527525713892">
                <text:p>0.587527525713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80873606055313">
                <text:p>0.80873606055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95085946050647">
                <text:p>0.95085946050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999999682931835">
                <text:p>0.999999682931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51351376233828">
                <text:p>0.951351376233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809671788277164">
                <text:p>0.809671788277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588815561967795">
                <text:p>0.588815561967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310379909672042">
                <text:p>0.310379909672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0159265291648683">
                <text:p>0.00159265291648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0.307350347074557">
                <text:p>-0.307350347074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0.586237999170028">
                <text:p>-0.586237999170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0.80779828143375">
                <text:p>-0.80779828143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0.950365132881376">
                <text:p>-0.950365132881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-0.999997146387718">
                <text:p>-0.999997146387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0.951840878815685">
                <text:p>-0.951840878815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-0.810605462232335">
                <text:p>-0.810605462232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-0.590102104664575">
                <text:p>-0.590102104664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-0.311893511952567">
                <text:p>-0.311893511952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0.00318530179313799">
                <text:p>-0.003185301793137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